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.do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getRoot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get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do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nent.do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onent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getInstall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Component( String name , String description , String type , String className , Container container , URL configurationBaseUrl , ClassLoader classLo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mponent.getWork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getGBea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